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fo:color="#000000" loext:opacity="100%" fo:language="es" fo:country="CR"/>
    </style:style>
    <style:style style:name="P2" style:family="paragraph" style:parent-style-name="TITLE_5f_AND_5f_BODY_7e_LT_7e_Titel">
      <style:text-properties fo:color="#000000" loext:opacity="100%" fo:language="es" fo:country="CR"/>
    </style:style>
    <style:style style:name="P3" style:family="paragraph" style:parent-style-name="Standard">
      <style:text-properties fo:color="#000000" loext:opacity="100%" style:font-name="Arial2" fo:language="es" fo:country="CR" officeooo:rsid="001d0f0d" officeooo:paragraph-rsid="001d0f0d"/>
    </style:style>
    <style:style style:name="P4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1d5882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fo:font-weight="normal" officeooo:rsid="001d0f0d" officeooo:paragraph-rsid="001d0f0d" style:font-weight-asian="normal" style:font-weight-complex="normal"/>
    </style:style>
    <style:style style:name="P6" style:family="paragraph" style:parent-style-name="TITLE_5f_AND_5f_BODY_7e_LT_7e_Titel">
      <style:text-properties fo:color="#000000" loext:opacity="100%" style:font-name="Arial2" fo:language="es" fo:country="CR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 style:font-name="Arial2" fo:language="es" fo:country="CR" officeooo:paragraph-rsid="001d0f0d"/>
    </style:style>
    <style:style style:name="P8" style:family="paragraph" style:parent-style-name="Text_20_body">
      <style:text-properties fo:color="#000000" loext:opacity="100%" style:font-name="Arial2" fo:language="es" fo:country="CR" officeooo:paragraph-rsid="001d0f0d"/>
    </style:style>
    <style:style style:name="P9" style:family="paragraph" style:parent-style-name="Text_20_body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1d0f0d" officeooo:paragraph-rsid="001d5882" style:font-size-asian="12pt" style:font-weight-asian="normal" style:font-size-complex="12pt" style:font-weight-complex="normal"/>
    </style:style>
    <style:style style:name="P10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1d0f0d" officeooo:paragraph-rsid="001edd0a" style:font-size-asian="12pt" style:font-weight-asian="normal" style:font-size-complex="12pt" style:font-weight-complex="normal"/>
    </style:style>
    <style:style style:name="P11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1edd0a" style:font-size-asian="12pt" style:font-size-complex="12pt"/>
    </style:style>
    <style:style style:name="P12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aa25a" style:font-size-asian="12pt" style:font-size-complex="12pt"/>
    </style:style>
    <style:style style:name="P13" style:family="paragraph" style:parent-style-name="TITLE_5f_AND_5f_BODY_7e_LT_7e_Titel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aa25a" style:font-size-asian="12pt" style:font-size-complex="12pt"/>
    </style:style>
    <style:style style:name="P14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bold" officeooo:rsid="001edd0a" officeooo:paragraph-rsid="002aa25a" style:font-size-asian="12pt" style:font-weight-asian="bold" style:font-size-complex="12pt" style:font-weight-complex="bold"/>
    </style:style>
    <style:style style:name="P15" style:family="paragraph" style:parent-style-name="TITLE_5f_AND_5f_BODY_7e_LT_7e_Titel">
      <style:text-properties fo:color="#000000" loext:opacity="100%" style:font-name="Arial2" fo:font-size="12pt" style:font-size-asian="12pt" style:font-size-complex="12pt"/>
    </style:style>
    <style:style style:name="P16" style:family="paragraph" style:parent-style-name="TITLE_5f_AND_5f_BODY_7e_LT_7e_Titel">
      <style:text-properties fo:color="#000000" loext:opacity="100%" style:font-name="Arial2" fo:font-size="12pt" fo:language="es" fo:country="ES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2" fo:font-size="14pt" fo:language="es" fo:country="CR" fo:font-weight="bold" officeooo:rsid="001d0f0d" officeooo:paragraph-rsid="001d5882" style:font-size-asian="14pt" style:font-weight-asian="bold" style:font-size-complex="14pt" style:font-weight-complex="bold"/>
    </style:style>
    <style:style style:name="P18" style:family="paragraph" style:parent-style-name="TITLE_5f_AND_5f_BODY_7e_LT_7e_Titel">
      <style:paragraph-properties fo:margin-left="0in" fo:margin-right="0in" fo:margin-top="0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Arial2" fo:font-size="14pt" fo:language="es" fo:country="CR" fo:font-weight="normal" officeooo:rsid="001d0f0d" officeooo:paragraph-rsid="002aa25a" style:font-size-asian="14pt" style:font-weight-asian="normal" style:font-size-complex="14pt" style:font-weight-complex="normal"/>
    </style:style>
    <style:style style:name="P19" style:family="paragraph" style:parent-style-name="TITLE_5f_AND_5f_BODY_7e_LT_7e_Titel">
      <style:text-properties fo:color="#000000" loext:opacity="100%" fo:language="es" fo:country="ES"/>
    </style:style>
    <style:style style:name="P20" style:family="paragraph" style:parent-style-name="Title">
      <style:text-properties fo:color="#000000" loext:opacity="100%"/>
    </style:style>
    <style:style style:name="P21" style:family="paragraph" style:parent-style-name="Text_20_body">
      <style:paragraph-properties fo:text-align="justify" style:justify-single-word="false"/>
      <style:text-properties officeooo:rsid="001d0f0d" officeooo:paragraph-rsid="001d0f0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1d0f0d"/>
    </style:style>
    <style:style style:name="P24" style:family="paragraph" style:parent-style-name="Text_20_body">
      <style:paragraph-properties fo:text-align="start" style:justify-single-word="false"/>
      <style:text-properties officeooo:paragraph-rsid="003d6da4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3addac" officeooo:paragraph-rsid="003addac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3f8fb7" officeooo:paragraph-rsid="003f8fb7" style:font-weight-asian="bold" style:font-weight-complex="bold"/>
    </style:style>
    <style:style style:name="P27" style:family="paragraph" style:parent-style-name="Heading_20_1">
      <style:text-properties fo:color="#000000" loext:opacity="100%" fo:language="es" fo:country="CR"/>
    </style:style>
    <style:style style:name="P28" style:family="paragraph" style:parent-style-name="Heading_20_3">
      <style:text-properties fo:color="#000000" loext:opacity="100%" fo:language="es" fo:country="CR"/>
    </style:style>
    <style:style style:name="P29" style:family="paragraph" style:parent-style-name="Heading_20_3">
      <style:text-properties fo:color="#000000" loext:opacity="100%"/>
    </style:style>
    <style:style style:name="P30" style:family="paragraph" style:parent-style-name="TITLE_5f_AND_5f_BODY_7e_LT_7e_Titel" style:list-style-name="L1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officeooo:paragraph-rsid="002aa25a" style:font-size-asian="12pt" style:font-size-complex="12pt"/>
    </style:style>
    <style:style style:name="P31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style:font-size-asian="12pt" style:font-size-complex="12pt"/>
    </style:style>
    <style:style style:name="P32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paragraph-rsid="0025dd78" style:font-size-asian="12pt" style:font-size-complex="12pt"/>
    </style:style>
    <style:style style:name="P33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1edd0a" officeooo:paragraph-rsid="001edd0a" style:font-size-asian="12pt" style:font-size-complex="12pt"/>
    </style:style>
    <style:style style:name="P34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1edd0a" officeooo:paragraph-rsid="0025dd78" style:font-size-asian="12pt" style:font-size-complex="12pt"/>
    </style:style>
    <style:style style:name="P35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20df99" officeooo:paragraph-rsid="0025dd78" style:font-size-asian="12pt" style:font-size-complex="12pt"/>
    </style:style>
    <style:style style:name="P36" style:family="paragraph" style:parent-style-name="TITLE_5f_AND_5f_BODY_7e_LT_7e_Titel" style:list-style-name="L2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25dd78" officeooo:paragraph-rsid="0025dd78" style:font-size-asian="12pt" style:font-size-complex="12pt"/>
    </style:style>
    <style:style style:name="P37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25dd78" officeooo:paragraph-rsid="0025dd78" style:font-size-asian="12pt" style:font-size-complex="12pt"/>
    </style:style>
    <style:style style:name="P38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2f8b68" officeooo:paragraph-rsid="00314fc2" style:font-size-asian="12pt" style:font-size-complex="12pt"/>
    </style:style>
    <style:style style:name="P39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2f8b68" officeooo:paragraph-rsid="002f8b68" style:font-size-asian="12pt" style:font-size-complex="12pt"/>
    </style:style>
    <style:style style:name="P40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officeooo:rsid="002f8b68" officeooo:paragraph-rsid="00314fc2" style:font-size-asian="12pt" style:font-size-complex="12pt"/>
    </style:style>
    <style:style style:name="P41" style:family="paragraph" style:parent-style-name="TITLE_5f_AND_5f_BODY_7e_LT_7e_Titel" style:list-style-name="L6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2f8b68" officeooo:paragraph-rsid="002f8b68" style:font-size-asian="12pt" style:font-weight-asian="normal" style:font-size-complex="12pt" style:font-weight-complex="normal"/>
    </style:style>
    <style:style style:name="P42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2f8b68" officeooo:paragraph-rsid="00314fc2" style:font-size-asian="12pt" style:font-weight-asian="normal" style:font-size-complex="12pt" style:font-weight-complex="normal"/>
    </style:style>
    <style:style style:name="P43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314fc2" officeooo:paragraph-rsid="00314fc2" style:font-size-asian="12pt" style:font-weight-asian="normal" style:font-size-complex="12pt" style:font-weight-complex="normal"/>
    </style:style>
    <style:style style:name="P44" style:family="paragraph" style:parent-style-name="TITLE_5f_AND_5f_BODY_7e_LT_7e_Titel" style:list-style-name="L7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font-size="12pt" fo:language="es" fo:country="CR" fo:font-weight="normal" officeooo:rsid="0034988d" officeooo:paragraph-rsid="0034988d" style:font-size-asian="12pt" style:font-weight-asian="normal" style:font-size-complex="12pt" style:font-weight-complex="normal"/>
    </style:style>
    <style:style style:name="P45" style:family="paragraph" style:parent-style-name="TITLE_5f_AND_5f_BODY_7e_LT_7e_Titel" style:list-style-name="L4">
      <style:text-properties fo:color="#000000" loext:opacity="100%" style:font-name="Arial2" fo:font-size="12pt" fo:language="es" fo:country="ES" officeooo:rsid="0037f4e9" officeooo:paragraph-rsid="0044e176" style:font-size-asian="12pt" style:font-size-complex="12pt"/>
    </style:style>
    <style:style style:name="P46" style:family="paragraph" style:parent-style-name="TITLE_5f_AND_5f_BODY_7e_LT_7e_Titel">
      <style:text-properties fo:color="#000000" loext:opacity="100%" style:font-name="Arial2" fo:font-size="12pt" fo:language="es" fo:country="ES" style:font-size-asian="12pt" style:font-size-complex="12pt"/>
    </style:style>
    <style:style style:name="P47" style:family="paragraph" style:parent-style-name="TITLE_5f_AND_5f_BODY_7e_LT_7e_Titel" style:list-style-name="L12">
      <style:text-properties fo:color="#000000" loext:opacity="100%" style:font-name="Arial2" fo:font-size="12pt" fo:language="es" fo:country="ES" officeooo:rsid="00417f9e" officeooo:paragraph-rsid="00417f9e" style:font-size-asian="12pt" style:font-size-complex="12pt"/>
    </style:style>
    <style:style style:name="P48" style:family="paragraph" style:parent-style-name="TITLE_5f_AND_5f_BODY_7e_LT_7e_Titel" style:list-style-name="L4">
      <style:text-properties fo:color="#000000" loext:opacity="100%" style:font-name="Arial2" fo:font-size="12pt" fo:language="es" fo:country="ES" officeooo:rsid="00417f9e" officeooo:paragraph-rsid="0044e176" style:font-size-asian="12pt" style:font-size-complex="12pt"/>
    </style:style>
    <style:style style:name="P49" style:family="paragraph" style:parent-style-name="TITLE_5f_AND_5f_BODY_7e_LT_7e_Titel">
      <style:text-properties fo:color="#000000" loext:opacity="100%" style:font-name="Arial2" fo:font-size="12pt" fo:language="es" fo:country="ES" officeooo:paragraph-rsid="00417f9e" style:font-size-asian="12pt" style:font-size-complex="12pt"/>
    </style:style>
    <style:style style:name="P50" style:family="paragraph" style:parent-style-name="TITLE_5f_AND_5f_BODY_7e_LT_7e_Titel" style:list-style-name="L4">
      <style:text-properties fo:color="#000000" loext:opacity="100%" style:font-name="Arial2" fo:font-size="12pt" fo:language="es" fo:country="ES" officeooo:rsid="0044e176" officeooo:paragraph-rsid="0044e176" style:font-size-asian="12pt" style:font-size-complex="12pt"/>
    </style:style>
    <style:style style:name="P51" style:family="paragraph" style:parent-style-name="TITLE_5f_AND_5f_BODY_7e_LT_7e_Titel" style:list-style-name="L4">
      <style:text-properties fo:color="#000000" loext:opacity="100%" style:font-name="Arial2" fo:font-size="12pt" fo:language="es" fo:country="ES" officeooo:paragraph-rsid="0037f4e9" style:font-size-asian="12pt" style:font-size-complex="12pt"/>
    </style:style>
    <style:style style:name="P52" style:family="paragraph" style:parent-style-name="TITLE_5f_AND_5f_BODY_7e_LT_7e_Titel" style:list-style-name="L12">
      <style:text-properties fo:color="#000000" loext:opacity="100%" style:font-name="Arial2" fo:font-size="12pt" fo:language="es" fo:country="ES" officeooo:paragraph-rsid="00417f9e" style:font-size-asian="12pt" style:font-size-complex="12pt"/>
    </style:style>
    <style:style style:name="P53" style:family="paragraph" style:parent-style-name="TITLE_5f_AND_5f_BODY_7e_LT_7e_Titel">
      <style:text-properties fo:color="#000000" loext:opacity="100%" style:font-name="Arial2" fo:language="es" fo:country="CR"/>
    </style:style>
    <style:style style:name="P54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style:font-name="Arial2" fo:language="es" fo:country="CR" officeooo:rsid="0025dd78" officeooo:paragraph-rsid="0025dd78"/>
    </style:style>
    <style:style style:name="P55" style:family="paragraph" style:parent-style-name="TITLE_5f_AND_5f_BODY_7e_LT_7e_Titel" style:list-style-name="L3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fo:font-size="12pt" officeooo:paragraph-rsid="0025dd78" style:font-size-asian="12pt" style:font-size-complex="12pt"/>
    </style:style>
    <style:style style:name="P56" style:family="paragraph" style:parent-style-name="TITLE_5f_AND_5f_BODY_7e_LT_7e_Titel" style:list-style-name="L5">
      <style:paragraph-properties fo:margin-top="0in" fo:margin-bottom="0in" style:contextual-spacing="false" style:line-height-at-least="0.139in" fo:text-align="justify" style:justify-single-word="false">
        <style:tab-stops>
          <style:tab-stop style:position="0in"/>
        </style:tab-stops>
      </style:paragraph-properties>
      <style:text-properties fo:color="#000000" loext:opacity="100%" fo:font-weight="normal" officeooo:rsid="002aa25a" officeooo:paragraph-rsid="002aa25a" style:font-weight-asian="normal" style:font-weight-complex="normal"/>
    </style:style>
    <style:style style:name="P57" style:family="paragraph" style:parent-style-name="TITLE_5f_AND_5f_BODY_7e_LT_7e_Titel">
      <style:text-properties fo:color="#000000" loext:opacity="100%" fo:language="es" fo:country="CR"/>
    </style:style>
    <style:style style:name="P58" style:family="paragraph" style:parent-style-name="TITLE_5f_AND_5f_BODY_7e_LT_7e_Titel" style:list-style-name="L10">
      <style:text-properties officeooo:paragraph-rsid="00417f9e"/>
    </style:style>
    <style:style style:name="P59" style:family="paragraph" style:parent-style-name="TITLE_5f_AND_5f_BODY_7e_LT_7e_Titel" style:list-style-name="L13">
      <style:text-properties officeooo:paragraph-rsid="00417f9e"/>
    </style:style>
    <style:style style:name="P60" style:family="paragraph" style:parent-style-name="TITLE_5f_AND_5f_BODY_7e_LT_7e_Titel">
      <style:text-properties fo:language="es" fo:country="CR"/>
    </style:style>
    <style:style style:name="P61" style:family="paragraph" style:parent-style-name="Text_20_body">
      <style:paragraph-properties fo:text-align="justify" style:justify-single-word="false"/>
      <style:text-properties fo:color="#000000" loext:opacity="100%" style:font-name="Arial2" fo:font-size="12pt" fo:language="es" fo:country="CR" fo:font-weight="normal" officeooo:rsid="001d0f0d" officeooo:paragraph-rsid="001d5882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language="es" fo:country="CR"/>
    </style:style>
    <style:style style:name="T4" style:family="text">
      <style:text-properties fo:language="es" fo:country="CR" officeooo:rsid="001edd0a"/>
    </style:style>
    <style:style style:name="T5" style:family="text">
      <style:text-properties fo:language="es" fo:country="CR" fo:font-weight="normal" officeooo:rsid="001d0f0d" style:font-weight-asian="normal" style:font-weight-complex="normal"/>
    </style:style>
    <style:style style:name="T6" style:family="text">
      <style:text-properties style:font-name="Arial2" fo:language="es" fo:country="CR" fo:font-weight="normal" officeooo:rsid="001d0f0d" style:font-weight-asian="normal" style:font-weight-complex="normal"/>
    </style:style>
    <style:style style:name="T7" style:family="text">
      <style:text-properties style:font-name="Arial2" fo:language="es" fo:country="CR" officeooo:rsid="0025dd78"/>
    </style:style>
    <style:style style:name="T8" style:family="text">
      <style:text-properties style:font-name="Arial2" fo:language="es" fo:country="CR" officeooo:rsid="001edd0a"/>
    </style:style>
    <style:style style:name="T9" style:family="text">
      <style:text-properties style:font-name="Arial2" fo:language="es" fo:country="CR" officeooo:rsid="0020df99"/>
    </style:style>
    <style:style style:name="T10" style:family="text">
      <style:text-properties style:font-name="Arial2" fo:font-size="12pt" fo:language="es" fo:country="CR" style:font-size-asian="12pt" style:font-size-complex="12pt"/>
    </style:style>
    <style:style style:name="T11" style:family="text">
      <style:text-properties style:font-name="Arial2" fo:font-size="12pt" fo:language="es" fo:country="CR" officeooo:rsid="001edd0a" style:font-size-asian="12pt" style:font-size-complex="12pt"/>
    </style:style>
    <style:style style:name="T12" style:family="text">
      <style:text-properties officeooo:rsid="0020df99"/>
    </style:style>
    <style:style style:name="T13" style:family="text">
      <style:text-properties officeooo:rsid="0025dd78"/>
    </style:style>
    <style:style style:name="T14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0f0d" style:font-weight-asian="normal" style:font-weight-complex="normal"/>
    </style:style>
    <style:style style:name="T17" style:family="text">
      <style:text-properties fo:font-weight="normal" officeooo:rsid="0020df99" style:font-weight-asian="normal" style:font-weight-complex="normal"/>
    </style:style>
    <style:style style:name="T18" style:family="text">
      <style:text-properties fo:font-weight="normal" officeooo:rsid="00314fc2" style:font-weight-asian="normal" style:font-weight-complex="normal"/>
    </style:style>
    <style:style style:name="T19" style:family="text">
      <style:text-properties fo:font-weight="normal" officeooo:rsid="0034988d" style:font-weight-asian="normal" style:font-weight-complex="normal"/>
    </style:style>
    <style:style style:name="T20" style:family="text">
      <style:text-properties officeooo:rsid="001d0f0d"/>
    </style:style>
    <style:style style:name="T21" style:family="text">
      <style:text-properties fo:color="#000000" loext:opacity="100%" style:font-name="Arial2" fo:language="es" fo:country="CR"/>
    </style:style>
    <style:style style:name="T22" style:family="text">
      <style:text-properties fo:color="#000000" loext:opacity="100%" style:font-name="Arial2" fo:language="es" fo:country="CR" fo:font-weight="normal" style:font-weight-asian="normal" style:font-weight-complex="normal"/>
    </style:style>
    <style:style style:name="T23" style:family="text">
      <style:text-properties fo:color="#000000" loext:opacity="100%" style:font-name="Arial2" fo:language="es" fo:country="CR" fo:font-weight="normal" officeooo:rsid="001d5882" style:font-weight-asian="normal" style:font-weight-complex="normal"/>
    </style:style>
    <style:style style:name="T24" style:family="text">
      <style:text-properties fo:color="#000000" loext:opacity="100%" style:font-name="Arial2" fo:language="es" fo:country="CR" fo:font-weight="bold" officeooo:rsid="001d5882" style:font-weight-asian="bold" style:font-weight-complex="bold"/>
    </style:style>
    <style:style style:name="T25" style:family="text">
      <style:text-properties fo:color="#000000" loext:opacity="100%" style:font-name="Arial2" fo:font-size="12pt" fo:language="es" fo:country="ES" officeooo:rsid="00417f9e" style:font-size-asian="12pt" style:font-size-complex="12pt"/>
    </style:style>
    <style:style style:name="T26" style:family="text">
      <style:text-properties fo:color="#000000" loext:opacity="100%" style:font-name="Arial2" fo:font-size="12pt" fo:language="es" fo:country="ES" fo:font-weight="normal" officeooo:rsid="0037f4e9" style:font-size-asian="12pt" style:font-weight-asian="normal" style:font-size-complex="12pt" style:font-weight-complex="normal"/>
    </style:style>
    <style:style style:name="T27" style:family="text">
      <style:text-properties officeooo:rsid="00417f9e"/>
    </style:style>
    <style:style style:name="T28" style:family="text">
      <style:text-properties officeooo:rsid="0044e176"/>
    </style:style>
    <style:style style:name="T29" style:family="text">
      <style:text-properties officeooo:rsid="0037f4e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1d0f0d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Tarea</text:span> 1</text:p>
      <text:p text:style-name="P3"/>
      <text:p text:style-name="P21"><text:span text:style-name="Strong_20_Emphasis"><text:span text:style-name="T21">Curso:</text:span></text:span><text:span text:style-name="T21"> Programación con Python Nivel 1.</text:span></text:p>
      <text:p text:style-name="P22"><text:span text:style-name="Strong_20_Emphasis"><text:span text:style-name="T21">Instructor:</text:span></text:span><text:span text:style-name="T21"> Arturo Zamora (I-2023).</text:span></text:p>
      <text:p text:style-name="P23"><text:span text:style-name="Strong_20_Emphasis"><text:span text:style-name="T21">Estudiante:</text:span></text:span><text:span text:style-name="T21"> Luis Andrés Sánchez Núñez.</text:span></text:p>
      <text:p text:style-name="P25"><text:span text:style-name="T21">Link de Repositorio: </text:span><text:a xlink:type="simple" xlink:href="https://github.com/SpaceParrot21/Python-UCR" text:style-name="Internet_20_link" text:visited-style-name="Visited_20_Internet_20_Link"><text:span text:style-name="T22">https://github.com/SpaceParrot21/Python-UCR</text:span></text:a></text:p>
      <text:p text:style-name="P26"><text:span text:style-name="T21">Link de Tarea 1:</text:span><text:span text:style-name="T22"> https://github.com/SpaceParrot21/Python-UCR/tree/main/Tareas/Tarea_1</text:span></text:p>
      <text:p text:style-name="P1"><text:line-break/><text:span text:style-name="T2">Instrucciones generales:</text:span></text:p>
      <text:p text:style-name="P7"><text:span text:style-name="T1"><text:line-break/></text:span>La tarea se debe entregar como un solo archivo, este debe contener el link al<text:line-break/>repositorio de la parte 1 y la documentación de la parte 2.</text:p>
      <text:p text:style-name="P8"/>
      <text:h text:style-name="P27" text:outline-level="1">Parte 1. Git</text:h>
      <text:p text:style-name="P5">Cree su propio repositorio en GitHub y cargue en él el archivo del programa<text:line-break/>HelloWorld.py creado en la primera clase. Debe adjuntar en el documento de la<text:line-break/>tarea el link a su repositorio. Todas las tareas del curso se entregarán a través de<text:line-break/>los repositorios de cada uno.</text:p>
      <text:p text:style-name="P24"><text:span text:style-name="T24">Respuesta: </text:span><text:span text:style-name="T23">https://github.com/SpaceParrot21/Python-UCR/blob/main/Tareas/Tarea_1/HelloWorld.py</text:span></text:p>
      <text:h text:style-name="P27" text:outline-level="1">Parte 2. Resolución de problemas </text:h>
      <text:p text:style-name="P5">Ejecute los 3 pasos de resolución de problemas para trazar una solución a cada uno<text:line-break/>de los siguientes problemas. Debe documentar cada uno de los pasos, además en<text:line-break/>el paso 2, debe crear una solución en pseudocódigo. La forma en la que desee<text:line-break/>crear la documentación depende de usted, debe entregar un único archivo en la<text:line-break/>tarea.</text:p>
      <text:h text:style-name="P28" text:outline-level="3">Problema 1.</text:h>
      <text:p text:style-name="P4"><text:line-break/>Se necesita crear un programa que reciba del usuario una frase y decida si esa<text:line-break/>frase es un palíndromo o no. Un palíndromo se puede leer de igual forma de<text:line-break/>izquierda a derecha, que de derecha a izquierda. Ejemplo: "Anita lava la tina".</text:p>
      <text:p text:style-name="P6"><text:soft-page-break/>Paso 1: Entender el problema</text:p>
      <text:p text:style-name="P14"/>
      <text:list text:style-name="L1">
        <text:list-item>
          <text:p text:style-name="P30"><text:span text:style-name="T4">Necesitamos que el programa reciba una frase/cadena de caracteres de un usuario y logre determinar si la frase es un <text:s/></text:span><text:span text:style-name="T5">palíndromo.</text:span></text:p>
        </text:list-item>
      </text:list>
      <text:p text:style-name="P10"/>
      <text:p text:style-name="P6">Paso 2: Planear</text:p>
      <text:list text:style-name="L2">
        <text:list-header>
          <text:p text:style-name="P31"/>
        </text:list-header>
        <text:list-item>
          <text:p text:style-name="P33">El usuario ingresa una frase/cadena de caracteres.</text:p>
        </text:list-item>
        <text:list-item>
          <text:p text:style-name="P33">La frase/cadena de caracteres ingresados se almacena en una variable.</text:p>
        </text:list-item>
        <text:list-item>
          <text:p text:style-name="P33"><text:span text:style-name="T13">C</text:span><text:span text:style-name="T12">ada carácter/indice</text:span> va a ser comparada por el programa.</text:p>
        </text:list-item>
        <text:list-item>
          <text:p text:style-name="P35">Si no hay coincidencia por algún carácter/indice el programa imprime que <text:span text:style-name="T13">la palabra no es un <text:s/></text:span><text:span text:style-name="T16">palíndromo.</text:span></text:p>
        </text:list-item>
        <text:list-item>
          <text:p text:style-name="P36"><text:span text:style-name="T16">S</text:span><text:span text:style-name="T15">i hay coincidencia </text:span><text:span text:style-name="T17">el programa imprime que </text:span><text:span text:style-name="T15">la palabra no es un </text:span><text:span text:style-name="T16">palíndromo.</text:span></text:p>
        </text:list-item>
        <text:list-item>
          <text:p text:style-name="P36"><text:span text:style-name="T16">F</text:span><text:span text:style-name="T15">in del programa.</text:span></text:p>
        </text:list-item>
      </text:list>
      <text:p text:style-name="P11"/>
      <text:p text:style-name="P2">Paso 3: Dividir y conquistar</text:p>
      <text:list text:style-name="L3">
        <text:list-header>
          <text:p text:style-name="P32"/>
        </text:list-header>
        <text:list-item>
          <text:p text:style-name="P34">El usuario ingresa una frase/cadena de caracteres.</text:p>
        </text:list-item>
        <text:list-item>
          <text:p text:style-name="P34">La frase/cadena de caracteres ingresados se almacena en una variable <text:span text:style-name="T13">llamada “frase”</text:span>.</text:p>
        </text:list-item>
        <text:list-item>
          <text:p text:style-name="P55"><text:span text:style-name="T7">E</text:span><text:span text:style-name="T8">l programa </text:span><text:span text:style-name="T7">invertirá la </text:span><text:span text:style-name="T8">frase/cadena de caracteres </text:span><text:span text:style-name="T7">original almacena en la variable “frase” y comparara c</text:span><text:span text:style-name="T9">ada carácter/indice</text:span><text:span text:style-name="T8"> </text:span><text:span text:style-name="T7">con los caracteres/indices de la frase original.</text:span></text:p>
        </text:list-item>
        <text:list-item>
          <text:p text:style-name="P55"><text:span text:style-name="T9">Si no hay coincidencia </text:span><text:span text:style-name="T7">en</text:span><text:span text:style-name="T9"> algún carácter/indice el programa imprime que </text:span><text:span text:style-name="T7">la palabra no es un <text:s/></text:span><text:span text:style-name="T6">palíndromo.</text:span></text:p>
        </text:list-item>
        <text:list-item>
          <text:p text:style-name="P37"><text:span text:style-name="T16">S</text:span><text:span text:style-name="T15">i hay coincidencia </text:span><text:span text:style-name="T17">el programa imprime que </text:span><text:span text:style-name="T15">la palabra no es un </text:span><text:span text:style-name="T16">palíndromo.</text:span></text:p>
        </text:list-item>
        <text:list-item>
          <text:p text:style-name="P54"><text:span text:style-name="T31">F</text:span><text:span text:style-name="T30">in del programa.</text:span></text:p>
        </text:list-item>
      </text:list>
      <text:p text:style-name="P17"/>
      <text:h text:style-name="P28" text:outline-level="3">Problema 2.</text:h>
      <text:p text:style-name="P4"><text:line-break/>Un servidor crea logs por cada acción que se realiza en él. El administrador desea<text:line-break/>un programa que todos los días borre todos los logs excepto si el log contiene la<text:line-break/>palabra "error"; si contiene esta palabra, se debe copiar el log al directorio "Errores"<text:line-break/>y se debe enviar un correo al administrador.</text:p>
      <text:p text:style-name="P2">Paso 1: Entender el problema</text:p>
      <text:p text:style-name="P14"/>
      <text:list text:style-name="L5">
        <text:list-item>
          <text:p text:style-name="P56"><text:span text:style-name="T11">N</text:span><text:span text:style-name="T10">ecesitamos crear un programa que borre todos los logs almacenados que no contengan la palabra “error”. Si encuentra un log que contenga la palabra “error” mover este log a el directorio “Errores” y enviarle un correo electrónico a la dirección del administrador del servidor.</text:span></text:p>
        </text:list-item>
      </text:list>
      <text:p text:style-name="P18"/>
      <text:p text:style-name="P2">Paso 2: Planear</text:p>
      <text:p text:style-name="P13"/>
      <text:list text:style-name="L6">
        <text:list-item>
          <text:p text:style-name="P41">El programa toma los logs del servidor.</text:p>
        </text:list-item>
        <text:list-item>
          <text:p text:style-name="P41">Inspeccionar todos los días los logs generados por un servidor en busca de la palabra “error”.</text:p>
        </text:list-item>
        <text:list-item>
          <text:p text:style-name="P41"><text:soft-page-break/>Si el log no contiene la palabra “error”, elimina el log del servidor.</text:p>
        </text:list-item>
        <text:list-item>
          <text:p text:style-name="P38"><text:span text:style-name="T18">Si hubo una coincidencia con la palabra “error”, entonces enviar un correo </text:span><text:span text:style-name="T15"><text:s/>a la dirección de correo electrónico del administrador.</text:span></text:p>
        </text:list-item>
        <text:list-item>
          <text:p text:style-name="P39"><text:span text:style-name="T15">Repetir </text:span><text:span text:style-name="T18">esta tarea </text:span><text:span text:style-name="T15">todos los días.</text:span></text:p>
        </text:list-item>
        <text:list-item>
          <text:p text:style-name="P41">Fin del programa.</text:p>
        </text:list-item>
      </text:list>
      <text:p text:style-name="P12"/>
      <text:p text:style-name="P19">Paso 3: Dividir y conquistar</text:p>
      <text:p text:style-name="P12"/>
      <text:list text:style-name="L7">
        <text:list-item>
          <text:p text:style-name="P43">Especificar la dirección donde se encuentran los logs generados por el servidor.</text:p>
        </text:list-item>
        <text:list-item>
          <text:p text:style-name="P43">Abrir el log generado por el servidor.</text:p>
        </text:list-item>
        <text:list-item>
          <text:p text:style-name="P43">Leer el contenido del log. </text:p>
        </text:list-item>
        <text:list-item>
          <text:p text:style-name="P43">Buscar una coincidencia con palabra “error” en el log que se leyó. </text:p>
        </text:list-item>
        <text:list-item>
          <text:p text:style-name="P43">Si la palabra “error” no se encuentra, eliminar el log del servidor.</text:p>
        </text:list-item>
        <text:list-item>
          <text:p text:style-name="P43">Si hubo una coincidencia con la palabra “error”, entonces enviar un correo al administrador.</text:p>
        </text:list-item>
        <text:list-item>
          <text:p text:style-name="P43"/>
        </text:list-item>
        <text:list-item>
          <text:p text:style-name="P42">Inspeccionar todos los días los logs generados por un servidor en busca de la palabra “error”.</text:p>
        </text:list-item>
        <text:list-item>
          <text:p text:style-name="P40"><text:span text:style-name="T15">Si el log no contiene la palabra “error”, elimina</text:span><text:span text:style-name="T19">r</text:span><text:span text:style-name="T15"> el log del servidor.</text:span></text:p>
        </text:list-item>
        <text:list-item>
          <text:p text:style-name="P40"><text:span text:style-name="T15">Si contiene la palabra “error”, enviar un correo a la dirección de correo electrónico del administrador, </text:span><text:span text:style-name="T18">permitir al programa conectar con el servicio de correo electrónico.</text:span></text:p>
        </text:list-item>
        <text:list-item>
          <text:p text:style-name="P43">Definir la dirección de correo electrónico al que se desea enviar el correo electrónico.</text:p>
        </text:list-item>
        <text:list-item>
          <text:p text:style-name="P43">Definir el “Subject” del correo.</text:p>
        </text:list-item>
        <text:list-item>
          <text:p text:style-name="P43">Definir el “Contenido” del correo.</text:p>
        </text:list-item>
        <text:list-item>
          <text:p text:style-name="P43">Adjuntar el log donde se encontró la palabra “error”</text:p>
        </text:list-item>
        <text:list-item>
          <text:p text:style-name="P44">Configurar la frecuencia con la que se realizara esta tarea.</text:p>
        </text:list-item>
        <text:list-item>
          <text:p text:style-name="P42">Fin del programa.</text:p>
        </text:list-item>
      </text:list>
      <text:h text:style-name="P29" text:outline-level="3" text:is-list-header="true"><text:line-break/><text:span text:style-name="T14">Problema 3</text:span><text:line-break/></text:h>
      <text:p text:style-name="P9">Cree una solución que permita al usuario ingresar un número entero. Dado dicho<text:line-break/>número, el programa debe determinar si los dígitos de este número se pueden<text:line-break/>ordenar de forma tal que el resultado sea un múltiplo de 5. </text:p>
      <text:p text:style-name="P9"/>
      <text:p text:style-name="P60">Paso 1: Entender el problema</text:p>
      <text:p text:style-name="P16"/>
      <text:list text:style-name="L13">
        <text:list-item>
          <text:p text:style-name="P59"><text:span text:style-name="T25">Crear un programa que reciba un numero entero por parte de un usuario. El programa tiene que ordenar o realizar una operación para que el resultado sea un múltiplo de 5. </text:span><text:span text:style-name="T26">Los múltiplos de 5 terminan en 0, o en 5.</text:span></text:p>
        </text:list-item>
      </text:list>
      <text:list text:style-name="L10">
        <text:list-header>
          <text:p text:style-name="P58"><text:span text:style-name="T25"/></text:p>
        </text:list-header>
      </text:list>
      <text:p text:style-name="P60">Paso 2: Planear</text:p>
      <text:p text:style-name="P49"/>
      <text:list xml:id="list862930004" text:style-name="L12">
        <text:list-item>
          <text:p text:style-name="P47">El usuario ingresa un numero entero.</text:p>
        </text:list-item>
        <text:list-item>
          <text:p text:style-name="P47">Determinar si el numero ingresado es un múltiplo de 5.</text:p>
        </text:list-item>
        <text:list-item>
          <text:p text:style-name="P52"><text:soft-page-break/><text:span text:style-name="T27">Si no es un múltiplo de 5, multiplicar el numero por 5 para que de como resultado un múltiplo de 5.</text:span></text:p>
        </text:list-item>
      </text:list>
      <text:list xml:id="list49206315" text:style-name="L4">
        <text:list-header>
          <text:p text:style-name="P51"/>
        </text:list-header>
      </text:list>
      <text:p text:style-name="P60">Paso 3: Dividir y conquistar</text:p>
      <text:p text:style-name="P16"/>
      <text:list xml:id="list151737612263007" text:continue-numbering="true" text:style-name="L4">
        <text:list-item>
          <text:p text:style-name="P50">Indicarle al usuario que debe ingresar un numero entero.</text:p>
        </text:list-item>
        <text:list-item>
          <text:p text:style-name="P48">El usuario ingresa un numero entero.</text:p>
        </text:list-item>
        <text:list-item>
          <text:p text:style-name="P50">Guardar el numero ingresado en una variable.</text:p>
        </text:list-item>
        <text:list-item>
          <text:p text:style-name="P50">Verificar si el numero ingresado es un decimal, indicarle al usuario que debe ingresar un numero entero.</text:p>
        </text:list-item>
        <text:list-item>
          <text:p text:style-name="P48">Determinar si el numero ingresado es un múltiplo de 5. <text:span text:style-name="T28">Verificar si el numero termina en 0 o en 5. O alternativamente dividir el <text:s/></text:span>numero ingresado <text:span text:style-name="T28">entre 5, como resultado deber dar un numero entero.</text:span></text:p>
        </text:list-item>
        <text:list-item>
          <text:p text:style-name="P50"><text:span text:style-name="T29">Si el ultimo num</text:span>e<text:span text:style-name="T29">ro/indice </text:span>del numero ingresado termina en 0 o 5 indicarle al usuario que el numero es un numero múltiplo de 5.</text:p>
        </text:list-item>
        <text:list-item>
          <text:p text:style-name="P45">Si el ultimo num<text:span text:style-name="T28">e</text:span>ro/indice <text:span text:style-name="T28">del numero ingresado </text:span>no termina en 0 o en 5 que lo multiplique <text:span text:style-name="T28">por</text:span> 5. El <text:s/>Resultado seria un múltiplo de 5.</text:p>
        </text:list-item>
        <text:list-item>
          <text:p text:style-name="P50">Mostrar </text:p>
        </text:list-item>
      </text:list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Gliederung_20_1" style:display-name="TITLE_AND_TWO_COLUMNS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IN_5f_POINT_7e_LT_7e_Gliederung_20_1" style:display-name="MAIN_POI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Gliederung_20_2" style:display-name="MAIN_POINT~LT~Gliederung 2" style:family="paragraph" style:parent-style-name="MAIN_5f_POI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3" style:display-name="MAIN_POINT~LT~Gliederung 3" style:family="paragraph" style:parent-style-name="MAIN_5f_POI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4" style:display-name="MAIN_POINT~LT~Gliederung 4" style:family="paragraph" style:parent-style-name="MAIN_5f_POI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AIN_5f_POINT_7e_LT_7e_Gliederung_20_5" style:display-name="MAIN_POINT~LT~Gliederung 5" style:family="paragraph" style:parent-style-name="MAIN_5f_POI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6" style:display-name="MAIN_POINT~LT~Gliederung 6" style:family="paragraph" style:parent-style-name="MAIN_5f_POI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7" style:display-name="MAIN_POINT~LT~Gliederung 7" style:family="paragraph" style:parent-style-name="MAIN_5f_POI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8" style:display-name="MAIN_POINT~LT~Gliederung 8" style:family="paragraph" style:parent-style-name="MAIN_5f_POI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Gliederung_20_9" style:display-name="MAIN_POINT~LT~Gliederung 9" style:family="paragraph" style:parent-style-name="MAIN_5f_POI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5f_POINT_7e_LT_7e_Titel" style:display-name="MAIN_POI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Untertitel" style:display-name="MAIN_POI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Notizen" style:display-name="MAIN_POI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IN_5f_POINT_7e_LT_7e_Hintergrundobjekte" style:display-name="MAIN_POI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IN_5f_POINT_7e_LT_7e_Hintergrund" style:display-name="MAIN_POI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20:15:57.043000000</meta:creation-date>
    <dc:date>2023-01-23T15:02:51.308000000</dc:date>
    <meta:editing-duration>PT2H43M41S</meta:editing-duration>
    <meta:editing-cycles>18</meta:editing-cycles>
    <meta:generator>LibreOffice/7.4.4.2$Windows_X86_64 LibreOffice_project/85569322deea74ec9134968a29af2df5663baa21</meta:generator>
    <meta:document-statistic meta:table-count="0" meta:image-count="0" meta:object-count="0" meta:page-count="4" meta:paragraph-count="80" meta:word-count="1032" meta:character-count="5973" meta:non-whitespace-character-count="5051"/>
  </office:meta>
</office:document-meta>
</file>